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top" draw:auto-grow-height="false" fo:min-height="5.685cm" fo:min-width="4.54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02cm" fo:min-width="0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38cm" fo:min-width="1.353cm" fo:padding-top="0.151cm" fo:padding-bottom="0.151cm" fo:padding-left="0.276cm" fo:padding-right="0.276cm" draw:shadow="hidden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639cm" fo:min-width="0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adc5e7" draw:textarea-horizontal-align="justify" draw:textarea-vertical-align="middle" draw:auto-grow-height="false" fo:min-height="1.705cm" fo:min-width="1.608cm" fo:padding-top="0.151cm" fo:padding-bottom="0.151cm" fo:padding-left="0.276cm" fo:padding-right="0.276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5e8ac7" draw:textarea-horizontal-align="justify" draw:textarea-vertical-align="middle" draw:auto-grow-height="false" fo:min-height="0.097cm" fo:min-width="0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5e8ac7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add58a" draw:textarea-horizontal-align="justify" draw:textarea-vertical-align="middle" draw:auto-grow-height="false" fo:min-height="0.478cm" fo:min-width="3.47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="Rounded_20_short_20_Arrow" draw:marker-end-width="0.252cm" draw:fill-color="#add58a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53cm" svg:stroke-color="#000000" draw:marker-start-width="0.279cm" draw:marker-end="Rounded_20_short_20_Arrow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dash" draw:stroke-dash="Fine_20_Dashed" svg:stroke-width="0.035cm" svg:stroke-color="#000000" draw:marker-start-width="0.252cm" draw:marker-end-width="0.252cm" draw:fill-color="#eeeeee" draw:textarea-horizontal-align="justify" draw:textarea-vertical-align="middle" draw:auto-grow-height="false" fo:min-height="4.161cm" fo:min-width="3.276cm" fo:padding-top="0.142cm" fo:padding-bottom="0.142cm" fo:padding-left="0.267cm" fo:padding-right="0.267cm"/>
    </style:style>
    <style:style style:name="gr13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306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draw:stroke="solid" svg:stroke-width="0.035cm" svg:stroke-color="#000000" draw:marker-start-width="0.252cm" draw:marker-end="Rounded_20_short_20_Arrow" draw:marker-end-width="0.254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19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808080" draw:textarea-horizontal-align="justify" draw:textarea-vertical-align="middle" draw:auto-grow-height="false" fo:min-height="1.085cm" fo:min-width="0.834cm" fo:padding-top="0.142cm" fo:padding-bottom="0.142cm" fo:padding-left="0.267cm" fo:padding-right="0.267cm"/>
    </style:style>
    <style:style style:name="gr20" style:family="graphic" style:parent-style-name="objectwithoutfill">
      <style:graphic-properties svg:stroke-width="0.053cm" svg:stroke-color="#000000" draw:marker-start-width="0.279cm" draw:marker-end="Rounded_20_short_20_Arrow" draw:marker-end-width="0.281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4cm" fo:min-width="0.835cm" fo:padding-top="0.142cm" fo:padding-bottom="0.142cm" fo:padding-left="0.267cm" fo:padding-right="0.267cm"/>
    </style:style>
    <style:style style:name="gr22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1.085cm" fo:min-width="0.835cm" fo:padding-top="0.142cm" fo:padding-bottom="0.142cm" fo:padding-left="0.267cm" fo:padding-right="0.267cm"/>
    </style:style>
    <style:style style:name="gr23" style:family="graphic" style:parent-style-name="standard">
      <style:graphic-properties draw:stroke="dash" draw:stroke-dash="Fine_20_Dashed" svg:stroke-width="0.035cm" svg:stroke-color="#000000" draw:marker-start-width="0.252cm" draw:marker-end-width="0.252cm" draw:fill="solid" draw:fill-color="#dddddd" draw:textarea-horizontal-align="justify" draw:textarea-vertical-align="middle" draw:auto-grow-height="false" fo:min-height="1.24cm" fo:min-width="1.752cm" fo:padding-top="0.142cm" fo:padding-bottom="0.142cm" fo:padding-left="0.267cm" fo:padding-right="0.267cm"/>
    </style:style>
    <style:style style:name="gr24" style:family="graphic" style:parent-style-name="objectwithoutfill">
      <style:graphic-properties draw:stroke="dash" draw:stroke-dash="Fine_20_Dashed" svg:stroke-width="0.035cm" svg:stroke-color="#000000" draw:marker-start-width="0.252cm" draw:marker-end="Rounded_20_short_20_Arrow" draw:marker-end-width="0.254cm" draw:fill="solid" draw:fill-color="#dddddd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2cm" fo:min-width="1.742cm" fo:padding-top="0.142cm" fo:padding-bottom="0.142cm" fo:padding-left="0.267cm" fo:padding-right="0.267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33cm" fo:min-width="1.742cm" fo:padding-top="0.142cm" fo:padding-bottom="0.142cm" fo:padding-left="0.267cm" fo:padding-right="0.267cm"/>
    </style:style>
    <style:style style:name="gr2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7477b8" draw:textarea-horizontal-align="justify" draw:textarea-vertical-align="middle" draw:auto-grow-height="false" fo:min-height="0.537cm" fo:min-width="0.288cm" fo:padding-top="0.142cm" fo:padding-bottom="0.142cm" fo:padding-left="0.267cm" fo:padding-right="0.267cm"/>
    </style:style>
    <style:style style:name="gr28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d4711a" draw:textarea-horizontal-align="justify" draw:textarea-vertical-align="middle" draw:auto-grow-height="false" fo:min-height="0.538cm" fo:min-width="0.288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531cm" fo:min-width="2.04cm"/>
    </style:style>
    <style:style style:name="gr30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true" fo:min-height="0.531cm" fo:min-width="7.12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7cm" fo:min-width="1.777cm" fo:padding-top="0.142cm" fo:padding-bottom="0.142cm" fo:padding-left="0.267cm" fo:padding-right="0.267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c2e0ae" draw:textarea-horizontal-align="justify" draw:textarea-vertical-align="middle" draw:auto-grow-height="false" fo:min-height="1.256cm" fo:min-width="1.777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3cm" fo:min-width="1.563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72cm" fo:min-width="1.563cm" fo:padding-top="0.142cm" fo:padding-bottom="0.142cm" fo:padding-left="0.267cm" fo:padding-right="0.267cm"/>
    </style:style>
    <style:style style:name="gr35" style:family="graphic" style:parent-style-name="objectwithoutfill">
      <style:graphic-properties draw:stroke="dash" draw:stroke-dash="Fine_20_Dashed" svg:stroke-width="0.053cm" svg:stroke-color="#0066b3" draw:marker-start-width="0.279cm" draw:marker-end="Rounded_20_short_20_Arrow" draw:marker-end-width="0.254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4pt" fo:font-weight="bold" style:font-size-asian="11pt" style:font-weight-asian="bold" style:font-size-complex="11pt" style:font-weight-complex="bold"/>
    </style:style>
    <style:style style:name="P3" style:family="paragraph">
      <style:paragraph-properties fo:line-height="115%" fo:text-align="center"/>
    </style:style>
    <style:style style:name="P4" style:family="paragraph">
      <loext:graphic-properties draw:fill="none" draw:fill-color="#ffffff"/>
      <style:paragraph-properties fo:line-height="115%" fo:text-align="center"/>
      <style:text-properties fo:font-size="12pt" fo:font-weight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1pt" fo:font-weight="bold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loext:graphic-properties draw:fill-color="#5e8ac7"/>
      <style:paragraph-properties fo:text-align="center"/>
    </style:style>
    <style:style style:name="P11" style:family="paragraph">
      <loext:graphic-properties draw:fill-color="#add58a"/>
      <style:paragraph-properties fo:text-align="center"/>
      <style:text-properties fo:font-size="9pt" fo:font-weight="bold" style:font-size-asian="10pt" style:font-weight-asian="bold" style:font-size-complex="10pt" style:font-weight-complex="bold"/>
    </style:style>
    <style:style style:name="P12" style:family="paragraph">
      <loext:graphic-properties draw:fill-color="#add58a"/>
      <style:paragraph-properties fo:text-align="center"/>
      <style:text-properties fo:font-size="9pt"/>
    </style:style>
    <style:style style:name="P13" style:family="paragraph">
      <loext:graphic-properties draw:fill-color="#eeeeee"/>
      <style:paragraph-properties fo:line-height="115%" fo:text-align="center"/>
      <style:text-properties fo:font-size="12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5" style:family="paragraph">
      <loext:graphic-properties draw:fill-color="#c2e0ae"/>
      <style:paragraph-properties fo:text-align="center"/>
      <style:text-properties fo:font-size="24pt" style:font-size-asian="24pt" style:font-size-complex="24pt"/>
    </style:style>
    <style:style style:name="P16" style:family="paragraph">
      <loext:graphic-properties draw:fill-color="#d4711a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7" style:family="paragraph">
      <loext:graphic-properties draw:fill-color="#808080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8" style:family="paragraph">
      <loext:graphic-properties draw:fill-color="#7477b8"/>
      <style:paragraph-properties fo:line-height="115%" fo:text-align="center"/>
      <style:text-properties fo:color="#ffffff" fo:font-size="13pt" fo:font-weight="bold" style:font-size-asian="24pt" style:font-size-complex="24pt"/>
    </style:style>
    <style:style style:name="P19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20" style:family="paragraph">
      <loext:graphic-properties draw:fill-color="#7477b8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21" style:family="paragraph">
      <loext:graphic-properties draw:fill-color="#d4711a"/>
      <style:paragraph-properties fo:line-height="115%" fo:text-align="center"/>
      <style:text-properties fo:color="#ffffff" fo:font-size="12pt" fo:font-weight="bold" style:font-size-asian="24pt" style:font-size-complex="24pt"/>
    </style:style>
    <style:style style:name="P22" style:family="paragraph">
      <style:paragraph-properties fo:text-align="end">
        <style:tab-stops/>
      </style:paragraph-properties>
    </style:style>
    <style:style style:name="P23" style:family="paragraph">
      <loext:graphic-properties draw:fill="none" draw:fill-color="#ffffff"/>
      <style:paragraph-properties fo:text-align="end">
        <style:tab-stops/>
      </style:paragraph-properties>
      <style:text-properties fo:font-size="18pt" style:font-size-asian="24pt" style:font-size-complex="24pt"/>
    </style:style>
    <style:style style:name="P24" style:family="paragraph">
      <style:paragraph-properties fo:text-align="start">
        <style:tab-stops/>
      </style:paragraph-properties>
    </style:style>
    <style:style style:name="P25" style:family="paragraph">
      <loext:graphic-properties draw:fill="none" draw:fill-color="#ffffff"/>
      <style:paragraph-properties fo:text-align="start">
        <style:tab-stops/>
      </style:paragraph-properties>
      <style:text-properties fo:font-size="18pt" style:font-size-asian="24pt" style:font-size-complex="24pt"/>
    </style:style>
    <style:style style:name="P26" style:family="paragraph">
      <loext:graphic-properties draw:fill-color="#ffffff"/>
      <style:paragraph-properties fo:text-align="center"/>
      <style:text-properties fo:font-size="12pt" style:font-size-asian="24pt" style:font-size-complex="24pt"/>
    </style:style>
    <style:style style:name="T1" style:family="text">
      <style:text-properties fo:font-size="14pt" fo:font-weight="bold" style:font-size-asian="11pt" style:font-weight-asian="bold" style:font-size-complex="11pt" style:font-weight-complex="bold"/>
    </style:style>
    <style:style style:name="T2" style:family="text">
      <style:text-properties fo:font-size="12pt" fo:font-weight="bold"/>
    </style:style>
    <style:style style:name="T3" style:family="text">
      <style:text-properties fo:font-size="11pt" fo:font-weight="bold"/>
    </style:style>
    <style:style style:name="T4" style:family="text">
      <style:text-properties fo:font-size="9pt" fo:font-weight="bold" style:font-size-asian="10pt" style:font-weight-asian="bold" style:font-size-complex="10pt" style:font-weight-complex="bold"/>
    </style:style>
    <style:style style:name="T5" style:family="text">
      <style:text-properties fo:font-size="12pt" fo:font-weight="bold" style:font-size-asian="10pt" style:font-weight-asian="bold" style:font-size-complex="10pt" style:font-weight-complex="bold"/>
    </style:style>
    <style:style style:name="T6" style:family="text">
      <style:text-properties style:font-name="Liberation Mono" fo:font-size="16pt" style:font-size-asian="16pt" style:font-size-complex="16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ffffff" fo:font-size="12pt" fo:font-weight="bold" style:font-size-asian="22pt" style:font-size-complex="22pt"/>
    </style:style>
    <style:style style:name="T9" style:family="text">
      <style:text-properties style:font-name="Liberation Mono" fo:font-size="10pt" style:font-size-asian="10pt" style:font-size-complex="10pt"/>
    </style:style>
    <style:style style:name="T10" style:family="text">
      <style:text-properties fo:color="#ffffff" fo:font-size="11pt" fo:font-weight="bold" style:font-size-asian="22pt" style:font-size-complex="22pt"/>
    </style:style>
    <style:style style:name="T11" style:family="text">
      <style:text-properties fo:font-size="16pt" style:font-size-asian="22pt" style:font-size-complex="22pt"/>
    </style:style>
    <style:style style:name="T12" style:family="text">
      <style:text-properties style:font-name="Liberation Mono" fo:font-size="16pt" fo:font-weight="bold" style:font-size-asian="22pt" style:font-weight-asian="bold" style:font-size-complex="22pt" style:font-weight-complex="bold"/>
    </style:style>
    <style:style style:name="T13" style:family="text">
      <style:text-properties fo:font-size="11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5.969cm" svg:x="6.52cm" svg:y="2.143cm">
          <text:p text:style-name="P1"><text:span text:style-name="T1">syste</text:span><text:span text:style-name="T1">mrdl-</text:span><text:span text:style-name="T1">compil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3.81cm" svg:height="1.27cm" svg:x="2.267cm" svg:y="6.696cm">
          <draw:text-box>
            <text:p text:style-name="P3"><text:span text:style-name="T2">System</text:span><text:span text:style-name="T2">RDL 2.0</text:span></text:p>
            <text:p text:style-name="P3"><text:span text:style-name="T2">Input</text:span></text:p>
          </draw:text-box>
        </draw:frame>
        <draw:g xml:id="id11" draw:id="id11">
          <draw:custom-shape draw:style-name="gr3" draw:text-style-name="P5" draw:layer="layout" svg:width="1.905cm" svg:height="2.54cm" svg:x="3.337cm" svg:y="3.8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591cm" svg:y1="4.856cm" svg:x2="4.988cm" svg:y2="4.856cm">
            <text:p/>
          </draw:line>
          <draw:line draw:style-name="gr4" draw:text-style-name="P6" draw:layer="layout" svg:x1="3.591cm" svg:y1="5.11cm" svg:x2="4.988cm" svg:y2="5.11cm">
            <text:p/>
          </draw:line>
          <draw:line draw:style-name="gr4" draw:text-style-name="P6" draw:layer="layout" svg:x1="3.591cm" svg:y1="5.364cm" svg:x2="4.988cm" svg:y2="5.364cm">
            <text:p/>
          </draw:line>
          <draw:line draw:style-name="gr4" draw:text-style-name="P6" draw:layer="layout" svg:x1="3.591cm" svg:y1="5.618cm" svg:x2="4.988cm" svg:y2="5.618cm">
            <text:p/>
          </draw:line>
          <draw:line draw:style-name="gr4" draw:text-style-name="P6" draw:layer="layout" svg:x1="3.591cm" svg:y1="5.872cm" svg:x2="4.988cm" svg:y2="5.872cm">
            <text:p/>
          </draw:line>
          <draw:frame draw:style-name="gr5" draw:text-style-name="P8" draw:layer="layout" svg:width="1.905cm" svg:height="0.889cm" svg:x="3.337cm" svg:y="3.84cm">
            <draw:text-box>
              <text:p text:style-name="P7"><text:span text:style-name="T3">RDL</text:span></text:p>
            </draw:text-box>
          </draw:frame>
        </draw:g>
        <draw:g xml:id="id12" draw:id="id12">
          <draw:custom-shape draw:style-name="gr6" draw:text-style-name="P9" draw:layer="layout" svg:width="2.159cm" svg:height="2.667cm" svg:x="12.902cm" svg:y="4.057cm">
            <text:p/>
            <draw:enhanced-geometry svg:viewBox="0 0 88 21600" draw:glue-points="44 ?f6 44 0 0 10800 44 21600 88 10800" draw:text-areas="0 ?f6 88 ?f3" draw:type="can" draw:modifiers="3563.0390143737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7" draw:text-style-name="P10" xml:id="id1" draw:id="id1" draw:layer="layout" svg:width="0.381cm" svg:height="0.381cm" svg:x="13.664cm" svg:y="4.6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2" draw:id="id2" draw:layer="layout" svg:width="0.381cm" svg:height="0.381cm" svg:x="13.156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3" draw:id="id3" draw:layer="layout" svg:width="0.381cm" svg:height="0.381cm" svg:x="13.664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4" draw:id="id4" draw:layer="layout" svg:width="0.381cm" svg:height="0.381cm" svg:x="14.172cm" svg:y="5.32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5" draw:id="id5" draw:layer="layout" svg:width="0.381cm" svg:height="0.381cm" svg:x="13.918cm" svg:y="5.96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0" xml:id="id6" draw:id="id6" draw:layer="layout" svg:width="0.381cm" svg:height="0.381cm" svg:x="14.426cm" svg:y="5.962cm">
            <text:p/>
            <draw:enhanced-geometry svg:viewBox="0 0 21600 21600" draw:type="rectangle" draw:enhanced-path="M 0 0 L 21600 0 21600 21600 0 21600 0 0 Z N"/>
          </draw:custom-shape>
          <draw:connector draw:style-name="gr8" draw:text-style-name="P10" draw:layer="layout" svg:x1="13.854cm" svg:y1="5.073cm" svg:x2="13.346cm" svg:y2="5.327cm" draw:start-shape="id1" draw:start-glue-point="2" draw:end-shape="id2" draw:end-glue-point="0" svg:d="M13854 5073v126h-508v128" svg:viewBox="0 0 509 255">
            <text:p/>
          </draw:connector>
          <draw:connector draw:style-name="gr8" draw:text-style-name="P10" draw:layer="layout" svg:x1="13.854cm" svg:y1="5.073cm" svg:x2="13.854cm" svg:y2="5.327cm" draw:start-shape="id1" draw:start-glue-point="2" draw:end-shape="id3" draw:end-glue-point="0" svg:d="M13854 5073v254" svg:viewBox="0 0 1 255">
            <text:p/>
          </draw:connector>
          <draw:connector draw:style-name="gr8" draw:text-style-name="P10" draw:layer="layout" svg:x1="13.854cm" svg:y1="5.073cm" svg:x2="14.362cm" svg:y2="5.327cm" draw:start-shape="id1" draw:start-glue-point="2" draw:end-shape="id4" draw:end-glue-point="0" svg:d="M13854 5073v126h508v128" svg:viewBox="0 0 509 255">
            <text:p/>
          </draw:connector>
          <draw:connector draw:style-name="gr8" draw:text-style-name="P10" draw:layer="layout" svg:x1="14.362cm" svg:y1="5.708cm" svg:x2="14.108cm" svg:y2="5.962cm" draw:start-shape="id4" draw:start-glue-point="2" draw:end-shape="id5" draw:end-glue-point="0" svg:d="M14362 5708v126h-254v128" svg:viewBox="0 0 255 255">
            <text:p/>
          </draw:connector>
          <draw:connector draw:style-name="gr8" draw:text-style-name="P10" draw:layer="layout" svg:x1="14.362cm" svg:y1="5.708cm" svg:x2="14.616cm" svg:y2="5.962cm" draw:start-shape="id4" draw:start-glue-point="2" draw:end-shape="id6" draw:end-glue-point="0" svg:d="M14362 5708v126h254v128" svg:viewBox="0 0 255 255">
            <text:p/>
          </draw:connector>
        </draw:g>
        <draw:frame draw:style-name="gr2" draw:text-style-name="P4" draw:layer="layout" svg:width="3.81cm" svg:height="1.27cm" svg:x="12.113cm" svg:y="6.715cm">
          <draw:text-box>
            <text:p text:style-name="P3"><text:span text:style-name="T2">Hierarch</text:span><text:span text:style-name="T2">ical </text:span><text:span text:style-name="T2">Register </text:span><text:span text:style-name="T2">Model</text:span></text:p>
          </draw:text-box>
        </draw:frame>
        <draw:custom-shape draw:style-name="gr9" draw:text-style-name="P11" xml:id="id7" draw:id="id7" draw:layer="layout" svg:width="4.01cm" svg:height="0.762cm" svg:x="7.055cm" svg:y="3.032cm">
          <text:p text:style-name="P1"><text:span text:style-name="T4">Pars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8" draw:id="id8" draw:layer="layout" svg:width="4.01cm" svg:height="0.762cm" svg:x="7.055cm" svg:y="4.302cm">
          <text:p text:style-name="P1"><text:span text:style-name="T4">Mo</text:span><text:span text:style-name="T4">del </text:span><text:span text:style-name="T4">Co</text:span><text:span text:style-name="T4">mpi</text:span><text:span text:style-name="T4">l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9" draw:id="id9" draw:layer="layout" svg:width="4.01cm" svg:height="0.762cm" svg:x="7.055cm" svg:y="5.572cm">
          <text:p text:style-name="P1"><text:span text:style-name="T4">Ela</text:span><text:span text:style-name="T4">bor</text:span><text:span text:style-name="T4">at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xml:id="id10" draw:id="id10" draw:layer="layout" svg:width="4.01cm" svg:height="0.762cm" svg:x="7.055cm" svg:y="6.842cm">
          <text:p text:style-name="P1"><text:span text:style-name="T4">Sem</text:span><text:span text:style-name="T4">antic </text:span><text:span text:style-name="T4">Chec</text:span><text:span text:style-name="T4">ks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svg:x1="9.06cm" svg:y1="3.794cm" svg:x2="9.06cm" svg:y2="4.302cm" draw:start-shape="id7" draw:start-glue-point="2" draw:end-shape="id8" draw:end-glue-point="0" svg:d="M9060 3794v508" svg:viewBox="0 0 1 509">
          <text:p/>
        </draw:connector>
        <draw:connector draw:style-name="gr10" draw:text-style-name="P12" draw:layer="layout" svg:x1="9.06cm" svg:y1="5.064cm" svg:x2="9.06cm" svg:y2="5.572cm" draw:start-shape="id8" draw:start-glue-point="2" draw:end-shape="id9" draw:end-glue-point="0" svg:d="M9060 5064v508" svg:viewBox="0 0 1 509">
          <text:p/>
        </draw:connector>
        <draw:connector draw:style-name="gr10" draw:text-style-name="P12" draw:layer="layout" svg:x1="9.06cm" svg:y1="6.334cm" svg:x2="9.06cm" svg:y2="6.842cm" draw:start-shape="id9" draw:start-glue-point="2" draw:end-shape="id10" draw:end-glue-point="0" svg:d="M9060 6334v508" svg:viewBox="0 0 1 509">
          <text:p/>
        </draw:connector>
        <draw:g>
          <draw:custom-shape draw:style-name="gr3" draw:text-style-name="P5" draw:layer="layout" svg:width="1.905cm" svg:height="2.54cm" svg:x="3.21cm" svg:y="3.967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464cm" svg:y1="4.983cm" svg:x2="4.861cm" svg:y2="4.983cm">
            <text:p/>
          </draw:line>
          <draw:line draw:style-name="gr4" draw:text-style-name="P6" draw:layer="layout" svg:x1="3.464cm" svg:y1="5.237cm" svg:x2="4.861cm" svg:y2="5.237cm">
            <text:p/>
          </draw:line>
          <draw:line draw:style-name="gr4" draw:text-style-name="P6" draw:layer="layout" svg:x1="3.464cm" svg:y1="5.491cm" svg:x2="4.861cm" svg:y2="5.491cm">
            <text:p/>
          </draw:line>
          <draw:line draw:style-name="gr4" draw:text-style-name="P6" draw:layer="layout" svg:x1="3.464cm" svg:y1="5.745cm" svg:x2="4.861cm" svg:y2="5.745cm">
            <text:p/>
          </draw:line>
          <draw:line draw:style-name="gr4" draw:text-style-name="P6" draw:layer="layout" svg:x1="3.464cm" svg:y1="5.999cm" svg:x2="4.861cm" svg:y2="5.999cm">
            <text:p/>
          </draw:line>
          <draw:frame draw:style-name="gr5" draw:text-style-name="P8" draw:layer="layout" svg:width="1.905cm" svg:height="0.889cm" svg:x="3.21cm" svg:y="3.967cm">
            <draw:text-box>
              <text:p text:style-name="P7"><text:span text:style-name="T3">RDL</text:span></text:p>
            </draw:text-box>
          </draw:frame>
        </draw:g>
        <draw:g>
          <draw:custom-shape draw:style-name="gr3" draw:text-style-name="P5" draw:layer="layout" svg:width="1.905cm" svg:height="2.54cm" svg:x="3.083cm" svg:y="4.094cm">
            <text:p/>
            <draw:enhanced-geometry svg:viewBox="0 0 21600 21600" draw:mirror-vertical="true" draw:mirror-horizontal="false" draw:glue-points="10800 0 0 10800 10800 21600 21600 10800" draw:text-areas="0 0 21600 ?f11" draw:type="paper" draw:modifiers="14947.743966421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line draw:style-name="gr4" draw:text-style-name="P6" draw:layer="layout" svg:x1="3.337cm" svg:y1="5.11cm" svg:x2="4.734cm" svg:y2="5.11cm">
            <text:p/>
          </draw:line>
          <draw:line draw:style-name="gr4" draw:text-style-name="P6" draw:layer="layout" svg:x1="3.337cm" svg:y1="5.364cm" svg:x2="4.734cm" svg:y2="5.364cm">
            <text:p/>
          </draw:line>
          <draw:line draw:style-name="gr4" draw:text-style-name="P6" draw:layer="layout" svg:x1="3.337cm" svg:y1="5.618cm" svg:x2="4.734cm" svg:y2="5.618cm">
            <text:p/>
          </draw:line>
          <draw:line draw:style-name="gr4" draw:text-style-name="P6" draw:layer="layout" svg:x1="3.337cm" svg:y1="5.872cm" svg:x2="4.734cm" svg:y2="5.872cm">
            <text:p/>
          </draw:line>
          <draw:line draw:style-name="gr4" draw:text-style-name="P6" draw:layer="layout" svg:x1="3.337cm" svg:y1="6.126cm" svg:x2="4.734cm" svg:y2="6.126cm">
            <text:p/>
          </draw:line>
          <draw:frame draw:style-name="gr5" draw:text-style-name="P8" draw:layer="layout" svg:width="1.905cm" svg:height="0.889cm" svg:x="3.083cm" svg:y="4.094cm">
            <draw:text-box>
              <text:p text:style-name="P7"><text:span text:style-name="T3">RDL</text:span></text:p>
            </draw:text-box>
          </draw:frame>
        </draw:g>
        <draw:connector draw:style-name="gr11" draw:text-style-name="P1" draw:layer="layout" svg:x1="5.242cm" svg:y1="5.11cm" svg:x2="7.055cm" svg:y2="3.413cm" draw:start-shape="id11" draw:start-glue-point="1" draw:end-shape="id7" draw:end-glue-point="3" svg:d="M5242 5110h911v-1697h902" svg:viewBox="0 0 1814 1698">
          <text:p/>
        </draw:connector>
        <draw:custom-shape draw:style-name="gr12" draw:text-style-name="P13" xml:id="id13" draw:id="id13" draw:layer="layout" svg:width="3.81cm" svg:height="4.445cm" svg:x="16.24cm" svg:y="3.159cm">
          <text:p text:style-name="P3"><text:span text:style-name="T5">You</text:span><text:span text:style-name="T5">r </text:span><text:span text:style-name="T5">Cus</text:span><text:span text:style-name="T5">tom</text:span></text:p>
          <text:p text:style-name="P3"><text:span text:style-name="T5">Vie</text:span><text:span text:style-name="T5">w </text:span><text:span text:style-name="T5">Gen</text:span><text:span text:style-name="T5">erat</text:span><text:span text:style-name="T5">o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line-skew="0.329cm" svg:x1="11.065cm" svg:y1="7.223cm" svg:x2="12.902cm" svg:y2="5.39cm" draw:end-shape="id12" draw:end-glue-point="3" svg:d="M11065 7223h984v-1833h853" svg:viewBox="0 0 1838 1834">
          <text:p/>
        </draw:connector>
        <draw:connector draw:style-name="gr11" draw:text-style-name="P1" draw:layer="layout" svg:x1="15.061cm" svg:y1="5.39cm" svg:x2="16.24cm" svg:y2="5.381cm" draw:start-shape="id12" draw:start-glue-point="1" draw:end-shape="id13" draw:end-glue-point="3" svg:d="M15061 5390h594v-9h585" svg:viewBox="0 0 1180 10">
          <text:p/>
        </draw:connector>
      </draw:page>
      <draw:page draw:name="page2" draw:style-name="dp1" draw:master-page-name="Default">
        <draw:connector draw:style-name="gr13" draw:text-style-name="P14" draw:layer="layout" draw:type="curve" svg:x1="7.604cm" svg:y1="18.559cm" svg:x2="4.556cm" svg:y2="19.568cm" draw:start-shape="id14" draw:start-glue-point="3" draw:end-shape="id15" draw:end-glue-point="1" svg:d="M7604 18559c-2286 0-762 1009-3048 1009" svg:viewBox="0 0 3049 1010">
          <text:p/>
        </draw:connector>
        <draw:connector draw:style-name="gr13" draw:text-style-name="P14" draw:layer="layout" draw:type="curve" svg:x1="6.341cm" svg:y1="21.607cm" svg:x2="4.556cm" svg:y2="22.623cm" draw:start-shape="id16" draw:start-glue-point="3" draw:end-shape="id17" draw:end-glue-point="1" svg:d="M6341 21607c-1339 0-447 1016-1785 1016" svg:viewBox="0 0 1786 1017">
          <text:p/>
        </draw:connector>
        <draw:connector draw:style-name="gr13" draw:text-style-name="P14" draw:layer="layout" draw:type="curve" draw:line-skew="1.364cm" svg:x1="8.754cm" svg:y1="21.607cm" svg:x2="4.556cm" svg:y2="22.623cm" draw:start-shape="id18" draw:start-glue-point="3" draw:end-shape="id17" draw:end-glue-point="1" svg:d="M8754 21607c-1102 0 996 1016-4198 1016" svg:viewBox="0 0 4199 1017">
          <text:p/>
        </draw:connector>
        <draw:connector draw:style-name="gr13" draw:text-style-name="P14" draw:layer="layout" draw:type="curve" svg:x1="6.341cm" svg:y1="24.648cm" svg:x2="4.546cm" svg:y2="25.671cm" draw:start-shape="id19" draw:start-glue-point="3" draw:end-shape="id20" draw:end-glue-point="1" svg:d="M6341 24648c-1347 0-450 1023-1795 1023" svg:viewBox="0 0 1796 1024">
          <text:p/>
        </draw:connector>
        <draw:connector draw:style-name="gr13" draw:text-style-name="P14" draw:layer="layout" draw:type="curve" draw:line-skew="1.368cm" svg:x1="8.747cm" svg:y1="24.648cm" svg:x2="4.546cm" svg:y2="25.671cm" draw:start-shape="id21" draw:start-glue-point="3" draw:end-shape="id20" draw:end-glue-point="1" svg:d="M8747 24648c-1099 0 1001 1023-4201 1023" svg:viewBox="0 0 4202 1024">
          <text:p/>
        </draw:connector>
        <draw:line draw:style-name="gr14" draw:text-style-name="P14" draw:layer="layout" svg:x1="5.045cm" svg:y1="8.123cm" svg:x2="15.713cm" svg:y2="8.123cm">
          <text:p/>
        </draw:line>
        <draw:custom-shape draw:style-name="gr15" draw:text-style-name="P15" xml:id="id22" draw:id="id22" draw:layer="layout" svg:width="2.286cm" svg:height="1.524cm" svg:x="5.826cm" svg:y="4.81cm">
          <text:p text:style-name="P1"><text:span text:style-name="T6">top</text:span></text:p>
          <text:p text:style-name="P1"><text:span text:style-name="T7">(addrma</text:span><text:span text:style-name="T7">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3" draw:id="id23" draw:layer="layout" svg:width="2.286cm" svg:height="1.524cm" svg:x="2.778cm" svg:y="7.858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5" draw:id="id25" draw:layer="layout" svg:width="2.286cm" svg:height="1.524cm" svg:x="1.254cm" svg:y="10.906cm">
          <text:p text:style-name="P1"><text:span text:style-name="T6">f</text:span><text:span text:style-name="T6">1</text:span></text:p>
          <text:p text:style-name="P1"><text:span text:style-name="T7">(fiel</text:span><text:span text:style-name="T7">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6" draw:id="id26" draw:layer="layout" svg:width="2.286cm" svg:height="1.524cm" svg:x="4.302cm" svg:y="10.906cm">
          <text:p text:style-name="P1"><text:span text:style-name="T6">f2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4" draw:id="id24" draw:layer="layout" svg:width="2.286cm" svg:height="1.524cm" svg:x="8.874cm" svg:y="7.858cm">
          <text:p text:style-name="P1"><text:span text:style-name="T6">B</text:span></text:p>
          <text:p text:style-name="P1"><text:span text:style-name="T7">(re</text:span><text:span text:style-name="T7">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7" draw:id="id27" draw:layer="layout" svg:width="2.286cm" svg:height="1.524cm" svg:x="7.35cm" svg:y="10.906cm">
          <text:p text:style-name="P1"><text:span text:style-name="T6">f</text:span><text:span text:style-name="T6">1</text:span></text:p>
          <text:p text:style-name="P1"><text:span text:style-name="T7">(fie</text:span><text:span text:style-name="T7">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5" xml:id="id28" draw:id="id28" draw:layer="layout" svg:width="2.286cm" svg:height="1.524cm" svg:x="10.398cm" svg:y="10.906cm">
          <text:p text:style-name="P1"><text:span text:style-name="T6">f</text:span><text:span text:style-name="T6">2</text:span></text:p>
          <text:p text:style-name="P1"><text:span text:style-name="T7">(fie</text:span><text:span text:style-name="T7">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curve" svg:x1="6.969cm" svg:y1="6.334cm" svg:x2="3.921cm" svg:y2="7.858cm" draw:start-shape="id22" draw:start-glue-point="2" draw:end-shape="id23" svg:d="M6969 6334c0 1143-3048 381-3048 1524" svg:viewBox="0 0 3049 1525">
          <text:p/>
        </draw:connector>
        <draw:connector draw:style-name="gr17" draw:text-style-name="P14" draw:layer="layout" draw:type="curve" svg:x1="6.969cm" svg:y1="6.334cm" svg:x2="10.017cm" svg:y2="7.858cm" draw:start-shape="id22" draw:start-glue-point="2" draw:end-shape="id24" svg:d="M6969 6334c0 1143 3048 381 3048 1524" svg:viewBox="0 0 3049 1525">
          <text:p/>
        </draw:connector>
        <draw:connector draw:style-name="gr16" draw:text-style-name="P14" draw:layer="layout" draw:type="curve" svg:x1="3.921cm" svg:y1="9.382cm" svg:x2="2.397cm" svg:y2="10.906cm" draw:start-shape="id23" draw:start-glue-point="2" draw:end-shape="id25" draw:end-glue-point="0" svg:d="M3921 9382c0 1143-1524 381-1524 1524" svg:viewBox="0 0 1525 1525">
          <text:p/>
        </draw:connector>
        <draw:connector draw:style-name="gr16" draw:text-style-name="P14" draw:layer="layout" draw:type="curve" svg:x1="3.921cm" svg:y1="9.382cm" svg:x2="5.445cm" svg:y2="10.906cm" draw:start-shape="id23" draw:start-glue-point="2" draw:end-shape="id26" draw:end-glue-point="0" svg:d="M3921 9382c0 1143 1524 381 1524 1524" svg:viewBox="0 0 1525 1525">
          <text:p/>
        </draw:connector>
        <draw:connector draw:style-name="gr16" draw:text-style-name="P14" draw:layer="layout" draw:type="curve" svg:x1="10.017cm" svg:y1="9.382cm" svg:x2="8.493cm" svg:y2="10.906cm" draw:start-shape="id24" draw:start-glue-point="2" draw:end-shape="id27" draw:end-glue-point="0" svg:d="M10017 9382c0 1143-1524 381-1524 1524" svg:viewBox="0 0 1525 1525">
          <text:p/>
        </draw:connector>
        <draw:connector draw:style-name="gr16" draw:text-style-name="P14" draw:layer="layout" draw:type="curve" svg:x1="10.017cm" svg:y1="9.382cm" svg:x2="11.541cm" svg:y2="10.906cm" draw:start-shape="id24" draw:start-glue-point="2" draw:end-shape="id28" draw:end-glue-point="0" svg:d="M10017 9382c0 1143 1524 381 1524 1524" svg:viewBox="0 0 1525 1525">
          <text:p/>
        </draw:connector>
        <draw:custom-shape draw:style-name="gr18" draw:text-style-name="P16" xml:id="id18" draw:id="id18" draw:layer="layout" svg:width="1.517cm" svg:height="1.517cm" svg:x="8.754cm" svg:y="20.849cm">
          <text:p text:style-name="P3"><text:span text:style-name="T8">(A)</text:span></text:p>
          <text:p text:style-name="P3"><text:span text:style-name="T8">i=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6" xml:id="id21" draw:id="id21" draw:layer="layout" svg:width="1.517cm" svg:height="1.517cm" svg:x="8.747cm" svg:y="23.89cm">
          <text:p text:style-name="P3"><text:span text:style-name="T8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7" xml:id="id14" draw:id="id14" draw:layer="layout" svg:width="1.516cm" svg:height="1.517cm" svg:x="7.604cm" svg:y="17.801cm">
          <text:p text:style-name="P3"><text:span text:style-name="T8">(to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9.512cm" svg:y1="20.849cm" svg:x2="8.362cm" svg:y2="19.318cm" draw:start-shape="id18" draw:start-glue-point="0" draw:end-shape="id14" draw:end-glue-point="2" svg:d="M9512 20849c0-1149-1150-384-1150-1531" svg:viewBox="0 0 1151 1532">
          <text:p/>
        </draw:connector>
        <draw:connector draw:style-name="gr20" draw:text-style-name="P14" draw:layer="layout" draw:type="curve" svg:x1="9.505cm" svg:y1="23.89cm" svg:x2="9.512cm" svg:y2="22.366cm" draw:start-shape="id21" draw:start-glue-point="0" draw:end-shape="id18" draw:end-glue-point="2" svg:d="M9505 23890c0-1143 7-381 7-1524" svg:viewBox="0 0 8 1525">
          <text:p/>
        </draw:connector>
        <draw:custom-shape draw:style-name="gr21" draw:text-style-name="P18" xml:id="id19" draw:id="id19" draw:layer="layout" svg:width="1.517cm" svg:height="1.516cm" svg:x="6.341cm" svg:y="23.89cm">
          <text:p text:style-name="P3"><text:span text:style-name="T8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7.099cm" svg:y1="23.89cm" svg:x2="7.099cm" svg:y2="22.366cm" draw:start-shape="id19" draw:start-glue-point="0" draw:end-shape="id16" draw:end-glue-point="2" svg:d="M7099 23890v-1524" svg:viewBox="0 0 1 1525">
          <text:p/>
        </draw:connector>
        <draw:custom-shape draw:style-name="gr22" draw:text-style-name="P18" xml:id="id16" draw:id="id16" draw:layer="layout" svg:width="1.517cm" svg:height="1.517cm" svg:x="6.341cm" svg:y="20.849cm">
          <text:p text:style-name="P3"><text:span text:style-name="T8">(A)</text:span></text:p>
          <text:p text:style-name="P3"><text:span text:style-name="T8">i=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7.099cm" svg:y1="20.849cm" svg:x2="8.362cm" svg:y2="19.318cm" draw:start-shape="id16" draw:start-glue-point="0" draw:end-shape="id14" svg:d="M7099 20849c0-1149 1263-384 1263-1531" svg:viewBox="0 0 1264 1532">
          <text:p/>
        </draw:connector>
        <draw:custom-shape draw:style-name="gr23" draw:text-style-name="P19" xml:id="id29" draw:id="id29" draw:layer="layout" svg:width="2.286cm" svg:height="1.524cm" svg:x="15.732cm" svg:y="7.858cm">
          <text:p text:style-name="P1"><text:span text:style-name="T9">{my_reg_</text:span><text:span text:style-name="T9">t}</text:span></text:p>
          <text:p text:style-name="P1"><text:span text:style-name="T7">(re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30" draw:id="id30" draw:layer="layout" svg:width="2.286cm" svg:height="1.524cm" svg:x="14.208cm" svg:y="10.906cm">
          <text:p text:style-name="P1"><text:span text:style-name="T6">f</text:span><text:span text:style-name="T6">1</text:span></text:p>
          <text:p text:style-name="P1"><text:span text:style-name="T7">(fiel</text:span><text:span text:style-name="T7">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31" draw:id="id31" draw:layer="layout" svg:width="2.286cm" svg:height="1.524cm" svg:x="17.256cm" svg:y="10.906cm">
          <text:p text:style-name="P1"><text:span text:style-name="T6">f2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9" draw:layer="layout" draw:type="curve" svg:x1="16.875cm" svg:y1="9.382cm" svg:x2="15.351cm" svg:y2="10.906cm" draw:start-shape="id29" draw:start-glue-point="2" draw:end-shape="id30" draw:end-glue-point="0" svg:d="M16875 9382c0 1143-1524 381-1524 1524" svg:viewBox="0 0 1525 1525">
          <text:p/>
        </draw:connector>
        <draw:connector draw:style-name="gr24" draw:text-style-name="P19" draw:layer="layout" draw:type="curve" svg:x1="16.875cm" svg:y1="9.382cm" svg:x2="18.399cm" svg:y2="10.906cm" draw:start-shape="id29" draw:start-glue-point="2" draw:end-shape="id31" draw:end-glue-point="0" svg:d="M16875 9382c0 1143 1524 381 1524 1524" svg:viewBox="0 0 1525 1525">
          <text:p/>
        </draw:connector>
        <draw:line draw:style-name="gr14" draw:text-style-name="P14" draw:layer="layout" svg:x1="11.141cm" svg:y1="8.732cm" svg:x2="15.713cm" svg:y2="8.732cm">
          <text:p/>
        </draw:line>
        <draw:custom-shape draw:style-name="gr25" draw:text-style-name="P15" xml:id="id15" draw:id="id15" draw:layer="layout" svg:width="2.276cm" svg:height="1.516cm" svg:x="2.28cm" svg:y="18.81cm">
          <text:p text:style-name="P1"><text:span text:style-name="T6">top</text:span></text:p>
          <text:p text:style-name="P1"><text:span text:style-name="T7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7" draw:id="id17" draw:layer="layout" svg:width="2.276cm" svg:height="1.517cm" svg:x="2.28cm" svg:y="21.865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20" draw:id="id20" draw:layer="layout" svg:width="2.276cm" svg:height="1.517cm" svg:x="2.27cm" svg:y="24.913cm">
          <text:p text:style-name="P1"><text:span text:style-name="T6">f1</text:span></text:p>
          <text:p text:style-name="P1"><text:span text:style-name="T7">(fiel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14" draw:layer="layout" draw:type="curve" svg:x1="3.418cm" svg:y1="20.326cm" svg:x2="3.418cm" svg:y2="21.865cm" draw:start-shape="id15" draw:start-glue-point="2" draw:end-shape="id17" svg:d="M3418 20326v1539" svg:viewBox="0 0 1 1540">
          <text:p/>
        </draw:connector>
        <draw:connector draw:style-name="gr16" draw:text-style-name="P14" draw:layer="layout" draw:type="curve" svg:x1="3.418cm" svg:y1="23.382cm" svg:x2="3.408cm" svg:y2="24.913cm" draw:start-shape="id17" draw:start-glue-point="2" draw:end-shape="id20" draw:end-glue-point="0" svg:d="M3418 23382c0 1147-10 382-10 1531" svg:viewBox="0 0 11 1532">
          <text:p/>
        </draw:connector>
        <draw:custom-shape draw:style-name="gr27" draw:text-style-name="P20" draw:layer="layout" svg:width="0.91cm" svg:height="0.909cm" svg:x="12.403cm" svg:y="21.155cm">
          <text:p text:style-name="P3"><text:span text:style-name="T10">(f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1" draw:layer="layout" svg:width="0.91cm" svg:height="0.91cm" svg:x="12.403cm" svg:y="22.524cm">
          <text:p text:style-name="P3"><text:span text:style-name="T10">(f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3" draw:layer="layout" svg:width="2.54cm" svg:height="0.781cm" svg:x="9.863cm" svg:y="21.275cm">
          <draw:text-box>
            <text:p text:style-name="P22"><text:span text:style-name="T11">Node</text:span></text:p>
          </draw:text-box>
        </draw:frame>
        <draw:frame draw:style-name="gr30" draw:text-style-name="P25" draw:layer="layout" svg:width="7.62cm" svg:height="0.781cm" svg:x="13.373cm" svg:y="21.275cm">
          <draw:text-box>
            <text:p text:style-name="P24"><text:span text:style-name="T11">represents </text:span><text:span text:style-name="T12">top.A[0].f1</text:span></text:p>
          </draw:text-box>
        </draw:frame>
        <draw:frame draw:style-name="gr29" draw:text-style-name="P23" draw:layer="layout" svg:width="2.54cm" svg:height="0.781cm" svg:x="9.863cm" svg:y="22.653cm">
          <draw:text-box>
            <text:p text:style-name="P22"><text:span text:style-name="T11">Node</text:span></text:p>
          </draw:text-box>
        </draw:frame>
        <draw:frame draw:style-name="gr30" draw:text-style-name="P25" draw:layer="layout" svg:width="7.62cm" svg:height="0.781cm" svg:x="13.373cm" svg:y="22.653cm">
          <draw:text-box>
            <text:p text:style-name="P24"><text:span text:style-name="T11">represents </text:span><text:span text:style-name="T12">top.A[1].f1</text:span></text:p>
          </draw:text-box>
        </draw:frame>
        <draw:custom-shape draw:style-name="gr15" draw:text-style-name="P15" xml:id="id32" draw:id="id32" draw:layer="layout" svg:width="2.286cm" svg:height="1.524cm" svg:x="5.826cm" svg:y="2.016cm">
          <text:p text:style-name="P1"><text:span text:style-name="T6">$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curve" svg:x1="6.969cm" svg:y1="3.54cm" svg:x2="6.969cm" svg:y2="4.81cm" draw:start-shape="id32" draw:start-glue-point="2" draw:end-shape="id22" svg:d="M6969 3540v1270" svg:viewBox="0 0 1 1271">
          <text:p/>
        </draw:connector>
        <draw:connector draw:style-name="gr24" draw:text-style-name="P19" draw:layer="layout" draw:type="curve" svg:x1="11.541cm" svg:y1="12.43cm" svg:x2="18.399cm" svg:y2="12.43cm" draw:start-shape="id28" draw:start-glue-point="2" draw:end-shape="id31" draw:end-glue-point="2" svg:d="M11541 12430c0 777 6858 777 6858 0" svg:viewBox="0 0 6859 584">
          <text:p/>
        </draw:connector>
        <draw:connector draw:style-name="gr24" draw:text-style-name="P19" draw:layer="layout" draw:type="curve" svg:x1="8.493cm" svg:y1="12.43cm" svg:x2="15.351cm" svg:y2="12.43cm" draw:start-shape="id27" draw:start-glue-point="2" draw:end-shape="id30" draw:end-glue-point="2" svg:d="M8493 12430c0 777 6858 777 6858 0" svg:viewBox="0 0 6859 584">
          <text:p/>
        </draw:connector>
        <draw:connector draw:style-name="gr24" draw:text-style-name="P19" draw:layer="layout" draw:type="curve" draw:line-skew="0.62cm" svg:x1="5.445cm" svg:y1="12.43cm" svg:x2="18.399cm" svg:y2="12.43cm" draw:start-shape="id26" draw:start-glue-point="2" draw:end-shape="id31" draw:end-glue-point="2" svg:d="M5445 12430c0 1707 12954 1707 12954 0" svg:viewBox="0 0 12955 1281">
          <text:p/>
        </draw:connector>
        <draw:connector draw:style-name="gr24" draw:text-style-name="P19" draw:layer="layout" draw:type="curve" draw:line-skew="0.62cm" svg:x1="2.397cm" svg:y1="12.43cm" svg:x2="15.351cm" svg:y2="12.43cm" draw:start-shape="id25" draw:start-glue-point="2" draw:end-shape="id30" draw:end-glue-point="2" svg:d="M2397 12430c0 1707 12954 1707 12954 0" svg:viewBox="0 0 12955 1281">
          <text:p/>
        </draw:connector>
        <draw:custom-shape draw:style-name="gr15" draw:text-style-name="P15" xml:id="id33" draw:id="id33" draw:layer="layout" svg:width="2.286cm" svg:height="1.524cm" svg:x="2.27cm" svg:y="16.016cm">
          <text:p text:style-name="P1"><text:span text:style-name="T6">$r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curve" svg:x1="3.413cm" svg:y1="17.54cm" svg:x2="3.418cm" svg:y2="18.81cm" draw:start-shape="id33" draw:start-glue-point="2" draw:end-shape="id15" draw:end-glue-point="0" svg:d="M3413 17540c0 952 5 318 5 1270" svg:viewBox="0 0 6 1271">
          <text:p/>
        </draw:connector>
        <draw:connector draw:style-name="gr13" draw:text-style-name="P14" draw:layer="layout" draw:type="curve" svg:x1="7.604cm" svg:y1="16.146cm" svg:x2="4.556cm" svg:y2="16.778cm" draw:start-shape="id34" draw:start-glue-point="3" draw:end-shape="id33" svg:d="M7604 16146c-2286 0-762 632-3048 632" svg:viewBox="0 0 3049 633">
          <text:p/>
        </draw:connector>
        <draw:custom-shape draw:style-name="gr19" draw:text-style-name="P17" xml:id="id34" draw:id="id34" draw:layer="layout" svg:width="1.516cm" svg:height="1.517cm" svg:x="7.604cm" svg:y="15.388cm">
          <text:p text:style-name="P3"><text:span text:style-name="T8">($roo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14" draw:layer="layout" draw:type="curve" svg:x1="8.362cm" svg:y1="17.801cm" svg:x2="8.362cm" svg:y2="16.905cm" draw:start-shape="id14" draw:start-glue-point="0" draw:end-shape="id34" svg:d="M8362 17801v-896" svg:viewBox="0 0 1 897">
          <text:p/>
        </draw:connector>
      </draw:page>
      <draw:page draw:name="page3" draw:style-name="dp1" draw:master-page-name="Default">
        <draw:custom-shape draw:style-name="gr31" draw:text-style-name="P15" xml:id="id35" draw:id="id35" draw:layer="layout" svg:width="2.311cm" svg:height="1.541cm" svg:x="9.255cm" svg:y="4.793cm">
          <text:p text:style-name="P1"><text:span text:style-name="T6">top</text:span></text:p>
          <text:p text:style-name="P1"><text:span text:style-name="T7">(addrma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5" xml:id="id36" draw:id="id36" draw:layer="layout" svg:width="2.311cm" svg:height="1.54cm" svg:x="9.255cm" svg:y="7.731cm">
          <text:p text:style-name="P1"><text:span text:style-name="T6">A</text:span></text:p>
          <text:p text:style-name="P1"><text:span text:style-name="T7">(reg)</text:span></text:p>
          <text:p text:style-name="P1"><text:span text:style-name="T7">dim=[4]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7" draw:id="id37" draw:layer="layout" svg:width="2.311cm" svg:height="1.54cm" svg:x="7.706cm" svg:y="10.89cm">
          <text:p text:style-name="P1"><text:span text:style-name="T6">f1</text:span></text:p>
          <text:p text:style-name="P1"><text:span text:style-name="T7">(field)</text:span></text:p>
          <draw:enhanced-geometry svg:viewBox="0 0 21600 21600" draw:type="rectangle" draw:enhanced-path="M 0 0 L 21600 0 21600 21600 0 21600 0 0 Z N"/>
        </draw:custom-shape>
        <draw:custom-shape draw:style-name="gr32" draw:text-style-name="P15" xml:id="id38" draw:id="id38" draw:layer="layout" svg:width="2.311cm" svg:height="1.54cm" svg:x="10.779cm" svg:y="10.89cm">
          <text:p text:style-name="P1"><text:span text:style-name="T6">f2</text:span></text:p>
          <text:p text:style-name="P1"><text:span text:style-name="T7">(field)</text:span></text:p>
          <draw:enhanced-geometry svg:viewBox="0 0 21600 21600" draw:type="rectangle" draw:enhanced-path="M 0 0 L 21600 0 21600 21600 0 21600 0 0 Z N"/>
        </draw:custom-shape>
        <draw:connector draw:style-name="gr16" draw:text-style-name="P14" draw:layer="layout" draw:type="curve" svg:x1="10.41cm" svg:y1="6.334cm" svg:x2="10.41cm" svg:y2="7.731cm" draw:start-shape="id35" draw:start-glue-point="2" draw:end-shape="id36" svg:d="M10410 6334v1397" svg:viewBox="0 0 1 1398">
          <text:p/>
        </draw:connector>
        <draw:connector draw:style-name="gr16" draw:text-style-name="P14" draw:layer="layout" draw:type="curve" svg:x1="10.41cm" svg:y1="9.271cm" svg:x2="8.861cm" svg:y2="10.89cm" draw:start-shape="id36" draw:start-glue-point="2" draw:end-shape="id37" draw:end-glue-point="0" svg:d="M10410 9271c0 1215-1549 406-1549 1619" svg:viewBox="0 0 1550 1620">
          <text:p/>
        </draw:connector>
        <draw:connector draw:style-name="gr16" draw:text-style-name="P14" draw:layer="layout" draw:type="curve" svg:x1="10.41cm" svg:y1="9.271cm" svg:x2="11.934cm" svg:y2="10.89cm" draw:start-shape="id36" draw:start-glue-point="2" draw:end-shape="id38" draw:end-glue-point="0" svg:d="M10410 9271c0 1215 1524 406 1524 1619" svg:viewBox="0 0 1525 1620">
          <text:p/>
        </draw:connector>
        <draw:custom-shape draw:style-name="gr33" draw:text-style-name="P26" xml:id="id39" draw:id="id39" draw:layer="layout" svg:width="2.157cm" svg:height="0.617cm" svg:x="6.678cm" svg:y="5.364cm">
          <text:p text:style-name="P1"><text:span text:style-name="T13">enter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0" draw:id="id40" draw:layer="layout" svg:width="2.157cm" svg:height="0.616cm" svg:x="6.678cm" svg:y="8.292cm">
          <text:p text:style-name="P1"><text:span text:style-name="T13">enter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1" draw:id="id41" draw:layer="layout" svg:width="2.157cm" svg:height="0.616cm" svg:x="5.137cm" svg:y="11.373cm">
          <text:p text:style-name="P1"><text:span text:style-name="T13">enter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2" draw:id="id42" draw:layer="layout" svg:width="2.157cm" svg:height="0.616cm" svg:x="7.91cm" svg:y="13.068cm">
          <text:p text:style-name="P1"><text:span text:style-name="T13">exit f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3" draw:id="id43" draw:layer="layout" svg:width="2.157cm" svg:height="0.616cm" svg:x="10.837cm" svg:y="13.068cm">
          <text:p text:style-name="P1"><text:span text:style-name="T13">enter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4" draw:id="id44" draw:layer="layout" svg:width="2.157cm" svg:height="0.616cm" svg:x="13.611cm" svg:y="11.373cm">
          <text:p text:style-name="P1"><text:span text:style-name="T13">exit f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6" xml:id="id45" draw:id="id45" draw:layer="layout" svg:width="2.157cm" svg:height="0.616cm" svg:x="12.07cm" svg:y="8.292cm">
          <text:p text:style-name="P1"><text:span text:style-name="T13">exit 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6" xml:id="id46" draw:id="id46" draw:layer="layout" svg:width="2.157cm" svg:height="0.617cm" svg:x="12.07cm" svg:y="5.364cm">
          <text:p text:style-name="P1"><text:span text:style-name="T13">exit 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5" draw:text-style-name="P14" draw:layer="layout" draw:type="curve" svg:x1="7.756cm" svg:y1="5.981cm" svg:x2="7.756cm" svg:y2="8.292cm" draw:start-shape="id39" draw:start-glue-point="2" draw:end-shape="id40" draw:end-glue-point="0" svg:d="M7756 5981v2311" svg:viewBox="0 0 1 2312">
          <text:p/>
        </draw:connector>
        <draw:connector draw:style-name="gr35" draw:text-style-name="P14" draw:layer="layout" draw:type="curve" svg:x1="7.756cm" svg:y1="8.908cm" svg:x2="6.215cm" svg:y2="11.373cm" draw:start-shape="id40" draw:start-glue-point="2" draw:end-shape="id41" draw:end-glue-point="0" svg:d="M7756 8908c0 1849-1541 617-1541 2465" svg:viewBox="0 0 1542 2466">
          <text:p/>
        </draw:connector>
        <draw:connector draw:style-name="gr35" draw:text-style-name="P14" draw:layer="layout" draw:type="curve" svg:x1="6.215cm" svg:y1="11.989cm" svg:x2="7.91cm" svg:y2="13.376cm" draw:start-shape="id41" draw:start-glue-point="2" draw:end-shape="id42" draw:end-glue-point="3" svg:d="M6215 11989c0 925 565 1387 1695 1387" svg:viewBox="0 0 1696 1388">
          <text:p/>
        </draw:connector>
        <draw:connector draw:style-name="gr35" draw:text-style-name="P14" draw:layer="layout" draw:type="curve" svg:x1="10.067cm" svg:y1="13.376cm" svg:x2="10.837cm" svg:y2="13.376cm" draw:start-shape="id42" draw:start-glue-point="1" draw:end-shape="id43" draw:end-glue-point="3" svg:d="M10067 13376h770" svg:viewBox="0 0 771 1">
          <text:p/>
        </draw:connector>
        <draw:connector draw:style-name="gr35" draw:text-style-name="P14" draw:layer="layout" draw:type="curve" svg:x1="12.994cm" svg:y1="13.376cm" svg:x2="14.689cm" svg:y2="11.989cm" draw:start-shape="id43" draw:start-glue-point="1" draw:end-shape="id44" svg:d="M12994 13376c1130 0 1695-462 1695-1387" svg:viewBox="0 0 1696 1388">
          <text:p/>
        </draw:connector>
        <draw:connector draw:style-name="gr35" draw:text-style-name="P14" draw:layer="layout" draw:type="curve" svg:x1="14.689cm" svg:y1="11.373cm" svg:x2="13.148cm" svg:y2="8.908cm" draw:start-shape="id44" draw:start-glue-point="0" draw:end-shape="id45" draw:end-glue-point="2" svg:d="M14689 11373c0-1848-1541-616-1541-2465" svg:viewBox="0 0 1542 2466">
          <text:p/>
        </draw:connector>
        <draw:connector draw:style-name="gr35" draw:text-style-name="P14" draw:layer="layout" draw:type="curve" svg:x1="13.148cm" svg:y1="8.292cm" svg:x2="13.148cm" svg:y2="5.981cm" draw:start-shape="id45" draw:start-glue-point="0" draw:end-shape="id46" draw:end-glue-point="2" svg:d="M13148 8292v-2311" svg:viewBox="0 0 1 2312">
          <text:p/>
        </draw:connector>
        <draw:line draw:style-name="gr35" draw:text-style-name="P14" draw:layer="layout" svg:x1="7.756cm" svg:y1="2.016cm" svg:x2="7.756cm" svg:y2="5.364cm">
          <text:p/>
        </draw:line>
        <draw:line draw:style-name="gr35" draw:text-style-name="P14" draw:layer="layout" svg:x1="13.148cm" svg:y1="5.364cm" svg:x2="13.148cm" svg:y2="2.016cm">
          <text:p/>
        </draw:line>
        <draw:custom-shape draw:style-name="gr15" draw:text-style-name="P15" xml:id="id47" draw:id="id47" draw:layer="layout" svg:width="2.286cm" svg:height="1.524cm" svg:x="9.255cm" svg:y="2.016cm">
          <text:p text:style-name="P1"><text:span text:style-name="T6">$roo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4" draw:layer="layout" draw:type="curve" svg:x1="10.398cm" svg:y1="3.54cm" svg:x2="10.41cm" svg:y2="4.793cm" draw:start-shape="id47" draw:start-glue-point="2" draw:end-shape="id35" svg:d="M10398 3540c0 939 12 313 12 1253" svg:viewBox="0 0 13 1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4" svg:stroke-width="0.15cm" svg:stroke-color="#000000" draw:marker-start="Rounded_20_short_20_Arrow" draw:marker-start-width="0.559cm" draw:marker-start-center="true" draw:marker-end-width="0.3cm" draw:fill-gradient-name="Gradient_20_2" draw:fill-hatch-name="Hatching_20_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1" style:family="graphic" style:parent-style-name="standard">
      <style:graphic-properties draw:stroke-dash="Dashed_20__28_var_29__20_4" svg:stroke-width="0.051cm" svg:stroke-color="#000000" draw:marker-start-width="0.279cm" draw:marker-end="Rounded_20_short_20_Arrow" draw:marker-end-width="0.279cm" draw:fill-gradient-name="Gradient_20_2" draw:fill-hatch-name="Hatching_20_1" draw:fill-image-name="Bitmap_20_1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7T22:40:01.079171594</meta:creation-date>
    <dc:date>2018-07-08T16:01:01.531632475</dc:date>
    <meta:editing-duration>PT3H13M15S</meta:editing-duration>
    <meta:editing-cycles>13</meta:editing-cycles>
    <meta:generator>LibreOffice/6.0.3.2$Linux_X86_64 LibreOffice_project/00m0$Build-2</meta:generator>
    <meta:document-statistic meta:object-count="133"/>
  </office:meta>
</office:document-meta>
</file>